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 style:master-pag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.028in" loext:contextual-spacing="false" fo:line-height="100%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.028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style:font-name="Times New Roman" fo:font-size="13pt" style:font-name-asian="Times New Roman1" style:font-size-asian="13pt" style:font-name-complex="Times New Roman1" style:font-size-complex="13pt"/>
    </style:style>
    <style:style style:name="P7" style:family="paragraph" style:parent-style-name="Standard">
      <style:paragraph-properties fo:margin-top="0in" fo:margin-bottom="0.0693in" loext:contextual-spacing="false" fo:line-height="100%" fo:orphans="0" fo:widows="0" fo:padding="0in" fo:border="none"/>
    </style:style>
    <style:style style:name="P8" style:family="paragraph" style:parent-style-name="Standard">
      <style:paragraph-properties fo:margin-top="0in" fo:margin-bottom="0.0693in" loext:contextual-spacing="false" fo:line-height="100%" fo:orphans="0" fo:widows="0" fo:padding="0in" fo:border="none"/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.0693in" loext:contextual-spacing="false" fo:line-height="100%" fo:orphans="0" fo:widows="0" fo:padding="0in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in" fo:margin-bottom="0.0693in" loext:contextual-spacing="false" fo:line-height="100%" fo:orphans="0" fo:widows="0"/>
    </style:style>
    <style:style style:name="P12" style:family="paragraph" style:parent-style-name="Standard">
      <style:paragraph-properties fo:margin-top="0in" fo:margin-bottom="0.0693in" loext:contextual-spacing="false" fo:line-height="100%" fo:orphans="0" fo:widows="0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 style:list-style-name="WWNum7"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</style:style>
    <style:style style:name="P14" style:family="paragraph" style:parent-style-name="Standard" style:list-style-name="WWNum3"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</style:style>
    <style:style style:name="P15" style:family="paragraph" style:parent-style-name="Standard" style:list-style-name="WWNum8"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</style:style>
    <style:style style:name="P16" style:family="paragraph" style:parent-style-name="Standard" style:list-style-name="WWNum2"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</style:style>
    <style:style style:name="P17" style:family="paragraph" style:parent-style-name="Standard" style:list-style-name="WWNum4">
      <style:paragraph-properties fo:margin-left="0.5in" fo:margin-right="0in" fo:margin-top="0in" fo:margin-bottom="0.0693in" loext:contextual-spacing="true" fo:line-height="100%" fo:orphans="0" fo:widows="0" fo:text-indent="-0.25in" style:auto-text-indent="false"/>
    </style:style>
    <style:style style:name="P18" style:family="paragraph" style:parent-style-name="Standard" style:list-style-name="WWNum8">
      <style:paragraph-properties fo:margin-left="0.5in" fo:margin-right="0in" fo:margin-top="0in" fo:margin-bottom="0.0693in" loext:contextual-spacing="true" fo:line-height="100%" fo:orphans="0" fo:widows="0" fo:text-indent="-0.25in" style:auto-text-indent="false"/>
    </style:style>
    <style:style style:name="P19" style:family="paragraph" style:parent-style-name="Standard" style:list-style-name="WWNum2">
      <style:paragraph-properties fo:margin-left="0.5in" fo:margin-right="0in" fo:margin-top="0in" fo:margin-bottom="0.0693in" loext:contextual-spacing="true" fo:line-height="100%" fo:orphans="0" fo:widows="0" fo:text-indent="-0.25in" style:auto-text-indent="false"/>
    </style:style>
    <style:style style:name="P20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 style:list-style-name="WWNum3"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2" style:family="paragraph" style:parent-style-name="Standard" style:list-style-name="WWNum6"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3" style:family="paragraph" style:parent-style-name="Standard" style:list-style-name="WWNum1"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4" style:family="paragraph" style:parent-style-name="Standard" style:list-style-name="WWNum5"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25" style:family="paragraph" style:parent-style-name="Standard">
      <style:paragraph-properties fo:margin-left="0.5in" fo:margin-right="0in" fo:margin-top="0in" fo:margin-bottom="0.0693in" loext:contextual-spacing="false" fo:line-height="100%" fo:orphans="0" fo:widows="0" fo:text-indent="0.5in" style:auto-text-indent="false" fo:padding="0in" fo:border="none"/>
    </style:style>
    <style:style style:name="P26" style:family="paragraph" style:parent-style-name="Standard">
      <style:paragraph-properties fo:margin-left="1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Times New Roman" fo:font-size="20pt" fo:font-style="normal" style:text-underline-style="none" fo:font-weight="bold" style:font-name-asian="Times New Roman1" style:font-size-asian="20pt" style:font-style-asian="normal" style:font-weight-asian="bold" style:font-name-complex="Times New Roman1" style:font-size-complex="20pt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3" style:family="text">
      <style:text-properties fo:font-variant="normal" fo:text-transform="none" fo:color="#999999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8" style:family="text">
      <style:text-properties fo:color="#333333" style:font-name="Times New Roman" fo:font-size="20pt" fo:font-weight="bold" style:font-name-asian="Times New Roman1" style:font-size-asian="20pt" style:font-weight-asian="bold" style:font-name-complex="Times New Roman1" style:font-size-complex="20pt"/>
    </style:style>
    <style:style style:name="T9" style:family="text">
      <style:text-properties fo:color="#333333" style:font-name="Times New Roman" fo:font-size="12pt" style:font-name-asian="Times New Roman1" style:font-size-asian="12pt" style:font-name-complex="Times New Roman1" style:font-size-complex="12pt"/>
    </style:style>
    <style:style style:name="T10" style:family="text">
      <style:text-properties fo:color="#333333"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11" style:family="text">
      <style:text-properties fo:color="#999999"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T12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1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5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16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8" style:family="text"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T19" style:family="text">
      <style:text-properties fo:color="#666666" style:font-name="Times New Roman" fo:font-size="12pt" style:text-underline-style="none" style:font-name-asian="Times New Roman1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Benjamin Toll</text:span></text:p>
      <text:p text:style-name="P5"><text:a xlink:type="simple" xlink:href="mailto:benjam72@yahoo.com" text:style-name="Internet_20_link" text:visited-style-name="Visited_20_Internet_20_Link"><text:span text:style-name="T2">benjam72@yahoo.com</text:span></text:a></text:p>
      <text:p text:style-name="P5"><text:a xlink:type="simple" xlink:href="http://www.benjamintoll.com" text:style-name="Internet_20_link" text:visited-style-name="Visited_20_Internet_20_Link"><text:span text:style-name="T12">http://www.benjamintoll.com</text:span></text:a></text:p>
      <text:p text:style-name="P7"><text:a xlink:type="simple" xlink:href="https://github.com/btoll" text:style-name="Internet_20_link" text:visited-style-name="Visited_20_Internet_20_Link"><text:span text:style-name="T12">https://github.com/btoll</text:span></text:a></text:p>
      <text:p text:style-name="P8"/>
      <text:list xml:id="list6318255742237984608" text:style-name="WWNum7">
        <text:list-item>
          <text:p text:style-name="P13"><text:span text:style-name="T9">15 years experience of frontend and server development</text:span></text:p>
        </text:list-item>
        <text:list-item>
          <text:p text:style-name="P13"><text:span text:style-name="T9">Significant experience with building applications and frameworks</text:span></text:p>
        </text:list-item>
        <text:list-item>
          <text:p text:style-name="P13"><text:span text:style-name="T9">Worked for both large companies and startups, including in Silicon Valley</text:span></text:p>
        </text:list-item>
      </text:list>
      <text:p text:style-name="P6"/>
      <text:p text:style-name="P1"><text:span text:style-name="T3">Experience</text:span></text:p>
      <text:p text:style-name="P11"><text:span text:style-name="T13">Consultant<text:tab/><text:tab/>Princeton, MA</text:span></text:p>
      <text:p text:style-name="P11"><text:span text:style-name="T14">January 2017 - Present</text:span></text:p>
      <text:p text:style-name="P11"><text:span text:style-name="T18">I’m currently working independently with several clients focusing on:</text:span></text:p>
      <text:list xml:id="list558562099687057273" text:style-name="WWNum4">
        <text:list-item>
          <text:p text:style-name="P17"><text:span text:style-name="T18">Elm</text:span></text:p>
        </text:list-item>
        <text:list-item>
          <text:p text:style-name="P17"><text:span text:style-name="T18">Golang</text:span></text:p>
        </text:list-item>
        <text:list-item>
          <text:p text:style-name="P17"><text:span text:style-name="T18">C</text:span></text:p>
        </text:list-item>
        <text:list-item>
          <text:p text:style-name="P17"><text:span text:style-name="T18">JavaScript</text:span></text:p>
        </text:list-item>
        <text:list-item>
          <text:p text:style-name="P17"><text:span text:style-name="T18">PHP</text:span></text:p>
        </text:list-item>
        <text:list-item>
          <text:p text:style-name="P17"><text:span text:style-name="T18">Linux server administration</text:span></text:p>
        </text:list-item>
      </text:list>
      <text:p text:style-name="P12"/>
      <text:p text:style-name="P1"><text:span text:style-name="T4">Constant Contact</text:span><text:span text:style-name="T13"><text:tab/>Waltham, MA</text:span></text:p>
      <text:p text:style-name="P1"><text:span text:style-name="T14">Senior Software Engineer, </text:span><text:span text:style-name="T5">January 2016 - </text:span><text:span text:style-name="T14">January 2017</text:span></text:p>
      <text:p text:style-name="P7"><text:span text:style-name="T18">Hired to work on the email editor, the most visible product of the company.</text:span></text:p>
      <text:list xml:id="list9109816418955727457" text:style-name="WWNum3">
        <text:list-item>
          <text:p text:style-name="P14"><text:span text:style-name="T18">Primary developer on the automation test project. <text:s/>Used Ramda and introduced the team to FP concepts such as currying, partial application, function composition and pure functions.</text:span></text:p>
        </text:list-item>
        <text:list-item>
          <text:p text:style-name="P14"><text:span text:style-name="T18">Refactored several major applications and mission-critical features that had stalled or not been delivered due to over-engineering and/or bugs.</text:span></text:p>
        </text:list-item>
        <text:list-item>
          <text:p text:style-name="P14"><text:soft-page-break/><text:span text:style-name="T18">Did many cross-team knowledge shares and code reviews on topics such as FP in JavaScript, git blame, git hooks and submodules, sed and bash history expansion, currying, etc.</text:span></text:p>
        </text:list-item>
      </text:list>
      <text:p text:style-name="P7"><text:span text:style-name="T18">Volunteered personal time to assist and mentor.</text:span></text:p>
      <text:p text:style-name="P9"/>
      <text:p text:style-name="P7"><text:span text:style-name="T13">Sencha Inc<text:tab/><text:tab/>Redwood City, CA</text:span></text:p>
      <text:p text:style-name="P7"><text:span text:style-name="T14">Frameworks Engineer, May 2013 - December 2015</text:span></text:p>
      <text:p text:style-name="P2"><text:span text:style-name="T18">Worked on the Ext framework as part of a remote team. <text:s/>My primary role was that of enhanced engineering.</text:span></text:p>
      <text:list xml:id="list152233162499556" text:continue-numbering="true" text:style-name="WWNum3">
        <text:list-item>
          <text:p text:style-name="P21"><text:span text:style-name="T18">F</text:span><text:span text:style-name="T7">ixed bugs that </text:span><text:span text:style-name="T18">had been escalated</text:span><text:span text:style-name="T7"> by the Support team and/or by customer request.</text:span></text:p>
        </text:list-item>
        <text:list-item>
          <text:p text:style-name="P21"><text:span text:style-name="T18">Patches (and tests) would then be merged into core.</text:span></text:p>
        </text:list-item>
        <text:list-item>
          <text:p text:style-name="P21"><text:span text:style-name="T18">As</text:span><text:span text:style-name="T7"> the last stop in the escalation chain, </text:span><text:span text:style-name="T18">w</text:span><text:span text:style-name="T7">orked on bugs that </text:span><text:span text:style-name="T18">were</text:span><text:span text:style-name="T7"> very difficult and esoteric.</text:span></text:p>
        </text:list-item>
        <text:list-item>
          <text:p text:style-name="P21"><text:span text:style-name="T18">Selected by manager to maintain viability of older product releases.</text:span></text:p>
        </text:list-item>
        <text:list-item>
          <text:p text:style-name="P21"><text:span text:style-name="T18">One of the top framework contributors in the history of the company.</text:span></text:p>
        </text:list-item>
      </text:list>
      <text:p text:style-name="P2"><text:span text:style-name="T7">In addition, </text:span><text:span text:style-name="T18">w</text:span><text:span text:style-name="T7">orked on new framework features and other projects within the company.</text:span></text:p>
      <text:list xml:id="list4016362586182521934" text:style-name="WWNum6">
        <text:list-item>
          <text:p text:style-name="P22"><text:span text:style-name="T18">P</text:span><text:span text:style-name="T7">rimary developer on the improved gridfilters API that shipped starting with Sencha 5.</text:span></text:p>
        </text:list-item>
        <text:list-item>
          <text:p text:style-name="P22"><text:span text:style-name="T18">R</text:span><text:span text:style-name="T7">esurrected the Sencha Fiddle project with my manager and developed several iterations of a working prototype before handing it off to its current maintainer.</text:span></text:p>
        </text:list-item>
      </text:list>
      <text:p text:style-name="P2"><text:span text:style-name="T18">Volunteered personal time to assist and mentor.</text:span></text:p>
      <text:p text:style-name="P3"/>
      <text:p text:style-name="P1"><text:span text:style-name="T4">Sencha Inc</text:span><text:span text:style-name="T13"><text:tab/><text:tab/></text:span><text:span text:style-name="T4">Redwoo</text:span><text:span text:style-name="T13">d City, CA</text:span></text:p>
      <text:p text:style-name="P1"><text:span text:style-name="T14">Senior Support Engineer, </text:span><text:span text:style-name="T5">June 2011 - April 2013</text:span></text:p>
      <text:p text:style-name="P2"><text:span text:style-name="T18">H</text:span><text:span text:style-name="T7">ired when the department was first created and was the second support engineer added to the team. <text:s/>This was a</text:span><text:span text:style-name="T18">n engineering job and within the purview of the engineering department. <text:s/>All solutions were provided in code and patches to the framework were encouraged.</text:span></text:p>
      <text:list xml:id="list3738496478653398269" text:style-name="WWNum1">
        <text:list-item>
          <text:p text:style-name="P23"><text:span text:style-name="T18">P</text:span><text:span text:style-name="T7">rocess support tickets generated by customers. This meant everything from answering general questions about the framework and web development to (more usually) providing patches to fix a specific problem.</text:span></text:p>
        </text:list-item>
        <text:list-item>
          <text:p text:style-name="P23"><text:span text:style-name="T18">A</text:span><text:span text:style-name="T7">s a senior member of the team</text:span><text:span text:style-name="T18"> was</text:span><text:span text:style-name="T7"> one of three team members that would be assigned the difficult escalated tickets to resolve.</text:span></text:p>
        </text:list-item>
        <text:list-item>
          <text:p text:style-name="P23"><text:span text:style-name="T18">Promoted to the Ext frameworks team.</text:span></text:p>
        </text:list-item>
      </text:list>
      <text:p text:style-name="P7"><text:span text:style-name="T18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17"> <text:s/></text:span><text:span text:style-name="T18">These included git extensions and bash tools, shown here:</text:span></text:p>
      <text:p text:style-name="P25"><text:a xlink:type="simple" xlink:href="https://github.com/btoll/git" text:style-name="Internet_20_link" text:visited-style-name="Visited_20_Internet_20_Link"><text:span text:style-name="T12">https://github.com/btoll/git</text:span></text:a></text:p>
      <text:p text:style-name="P25"><text:a xlink:type="simple" xlink:href="https://github.com/btoll/tools" text:style-name="Internet_20_link" text:visited-style-name="Visited_20_Internet_20_Link"><text:span text:style-name="T12">https://github.com/btoll/tools</text:span></text:a></text:p>
      <text:p text:style-name="P26"><text:a xlink:type="simple" xlink:href="https://github.com/btoll/support" text:style-name="Internet_20_link" text:visited-style-name="Visited_20_Internet_20_Link"><text:span text:style-name="T2">https://github.com/btoll/support</text:span></text:a></text:p>
      <text:p text:style-name="P7"><text:soft-page-break/><text:span text:style-name="T18">Volunteered personal time to assist and mentor.</text:span></text:p>
      <text:p text:style-name="P9"/>
      <text:p text:style-name="P1"><text:span text:style-name="T4">Yahoo!</text:span><text:span text:style-name="T13"><text:tab/><text:tab/>Sunnyvale, CA</text:span></text:p>
      <text:p text:style-name="P1"><text:span text:style-name="T14">Technical Yahoo!, November 2009 - May 2011</text:span></text:p>
      <text:p text:style-name="P2"><text:span text:style-name="T18">W</text:span><text:span text:style-name="T7">orked on the Connected TV team. <text:s/>JavaScript running on TVs.</text:span></text:p>
      <text:list xml:id="list5971666694254661420" text:style-name="WWNum5">
        <text:list-item>
          <text:p text:style-name="P24"><text:span text:style-name="T18">D</text:span><text:span text:style-name="T7">eveloped new applications to run on networked TVs.</text:span></text:p>
        </text:list-item>
        <text:list-item>
          <text:p text:style-name="P24"><text:span text:style-name="T18">Contributed to </text:span><text:span text:style-name="T7">the KONtx framework</text:span><text:span text:style-name="T18"> </text:span><text:span text:style-name="T7">(</text:span><text:a xlink:type="simple" xlink:href="https://developer.yahoo.com/connectedtv/kontxapiref/" text:style-name="Internet_20_link" text:visited-style-name="Visited_20_Internet_20_Link"><text:span text:style-name="T2">https://developer.yahoo.com/connectedtv/kontxapiref/</text:span></text:a><text:span text:style-name="T7">).</text:span></text:p>
        </text:list-item>
        <text:list-item>
          <text:p text:style-name="P24"><text:span text:style-name="T18">P</text:span><text:span text:style-name="T7">rincipal maintainer of several high profile applications (eBay, NFL, Y! TV).</text:span></text:p>
        </text:list-item>
        <text:list-item>
          <text:p text:style-name="P24"><text:span text:style-name="T18">Very active in forums.</text:span></text:p>
        </text:list-item>
      </text:list>
      <text:p text:style-name="P2"><text:span text:style-name="T7">Because there were no GUI devtools like that in the browser to help debug a program, became very good at thinking through problems and all iterations of them to try and anticipate bugs, which has helped </text:span><text:span text:style-name="T18">tremendously</text:span><text:span text:style-name="T7"> in every role since.</text:span></text:p>
      <text:p text:style-name="P3"/>
      <text:p text:style-name="P7"><text:span text:style-name="T13">GoDaddy<text:tab/><text:tab/>Phoenix, AZ</text:span></text:p>
      <text:p text:style-name="P7"><text:span text:style-name="T14">Web Developer, January 2009 - November 2009</text:span></text:p>
      <text:p text:style-name="P7"><text:span text:style-name="T18">Worked on the ecommerce team as the sole frontend developer.</text:span></text:p>
      <text:p text:style-name="P9"/>
      <text:p text:style-name="P7"><text:span text:style-name="T11">Education</text:span></text:p>
      <text:p text:style-name="P7"><text:span text:style-name="T6">University of New Mexico</text:span><text:span text:style-name="T14">, </text:span><text:span text:style-name="T6">BA, History, 1996 - 1999</text:span></text:p>
      <text:list xml:id="list5101470751144993664" text:style-name="WWNum8">
        <text:list-item>
          <text:p text:style-name="P15"><text:span text:style-name="T14">3.93 / 4.00</text:span></text:p>
        </text:list-item>
        <text:list-item>
          <text:p text:style-name="P18"><text:span text:style-name="T14">summa cum laude</text:span></text:p>
        </text:list-item>
        <text:list-item>
          <text:p text:style-name="P15"><text:span text:style-name="T6">Phi Beta Kappa</text:span></text:p>
        </text:list-item>
        <text:list-item>
          <text:p text:style-name="P15"><text:span text:style-name="T14">Phi Alpha Theta</text:span></text:p>
        </text:list-item>
      </text:list>
      <text:p text:style-name="P10"/>
      <text:p text:style-name="P7"><text:span text:style-name="T11">Interests</text:span></text:p>
      <text:p text:style-name="P7"><text:span text:style-name="T14">In no particular order:</text:span></text:p>
      <text:list xml:id="list8645095265102325417" text:style-name="WWNum2">
        <text:list-item>
          <text:p text:style-name="P16"><text:span text:style-name="T14">Systems programming (C, Go)</text:span></text:p>
        </text:list-item>
        <text:list-item>
          <text:p text:style-name="P16"><text:span text:style-name="T14">Unix</text:span></text:p>
        </text:list-item>
        <text:list-item>
          <text:p text:style-name="P16"><text:soft-page-break/><text:span text:style-name="T14">teaching</text:span></text:p>
        </text:list-item>
        <text:list-item>
          <text:p text:style-name="P19"><text:span text:style-name="T14">functional programming</text:span></text:p>
        </text:list-item>
        <text:list-item>
          <text:p text:style-name="P16"><text:span text:style-name="T14">Vim</text:span></text:p>
        </text:list-item>
        <text:list-item>
          <text:p text:style-name="P16"><text:span text:style-name="T14">git</text:span></text:p>
        </text:list-item>
        <text:list-item>
          <text:p text:style-name="P16"><text:span text:style-name="T14">cybersecurit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73" meta:word-count="677" meta:character-count="4193" meta:non-whitespace-character-count="3614"/>
    <meta:generator>LibreOfficeDev/5.1.0.3$Linux_X86_64 LibreOffice_project/</meta:generator>
  </office:meta>
</office:document-meta>
</file>